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cm" fo:margin-right="-1cm" fo:text-align="start" style:justify-single-word="false" fo:text-indent="0cm" style:auto-text-indent="false" style:page-number="auto" fo:background-color="transparent"/>
      <style:text-properties style:font-name="Montserrat" fo:font-size="10pt" fo:font-weight="bold" officeooo:rsid="0015854e" officeooo:paragraph-rsid="0015854e" style:font-size-asian="10pt" style:font-weight-asian="bold" style:font-size-complex="10pt" style:font-weight-complex="bold"/>
    </style:style>
    <style:style style:name="P2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Montserrat" fo:font-size="10pt" fo:font-weight="bold" officeooo:rsid="0015854e" officeooo:paragraph-rsid="0015854e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Montserrat" fo:font-size="8pt" fo:font-weight="normal" officeooo:rsid="0015854e" officeooo:paragraph-rsid="0015854e" style:font-size-asian="7pt" style:font-weight-asian="normal" style:font-size-complex="8pt" style:font-weight-complex="normal"/>
    </style:style>
    <style:style style:name="P4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Montserrat" fo:font-size="6pt" officeooo:paragraph-rsid="0015854e" style:font-size-asian="6pt" style:font-size-complex="6pt"/>
    </style:style>
    <style:style style:name="P5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Montserrat" fo:font-size="6pt" fo:font-weight="normal" officeooo:rsid="0015854e" officeooo:paragraph-rsid="0015854e" style:font-size-asian="6pt" style:font-weight-asian="normal" style:font-size-complex="6pt" style:font-weight-complex="normal"/>
    </style:style>
    <style:style style:name="P6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Montserrat" fo:font-size="6pt" fo:font-weight="normal" officeooo:rsid="0015854e" officeooo:paragraph-rsid="001596bf" style:font-size-asian="6pt" style:font-weight-asian="normal" style:font-size-complex="6pt" style:font-weight-complex="normal"/>
    </style:style>
    <style:style style:name="P7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Montserrat" fo:font-size="6pt" fo:font-weight="normal" officeooo:rsid="0015854e" officeooo:paragraph-rsid="0015854e" style:font-size-asian="6pt" style:font-weight-asian="normal" style:font-size-complex="6pt" style:font-weight-complex="normal"/>
    </style:style>
    <style:style style:name="P8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Montserrat" fo:font-size="6pt" fo:font-weight="normal" officeooo:rsid="0015854e" officeooo:paragraph-rsid="001612cb" style:font-size-asian="6pt" style:font-weight-asian="normal" style:font-size-complex="6pt" style:font-weight-complex="normal"/>
    </style:style>
    <style:style style:name="P9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Montserrat" fo:font-size="6pt" officeooo:paragraph-rsid="0015854e" style:font-size-asian="6pt" style:font-size-complex="6pt"/>
    </style:style>
    <style:style style:name="P10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Montserrat" fo:font-size="6pt" officeooo:paragraph-rsid="001612cb" style:font-size-asian="6pt" style:font-size-complex="6pt"/>
    </style:style>
    <style:style style:name="T1" style:family="text">
      <style:text-properties officeooo:rsid="0015854e"/>
    </style:style>
    <style:style style:name="T2" style:family="text">
      <style:text-properties officeooo:rsid="001596bf"/>
    </style:style>
    <style:style style:name="T3" style:family="text">
      <style:text-properties officeooo:rsid="001612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ENDA:</text:p>
      <text:p text:style-name="P2"/>
      <text:p text:style-name="P4">SELECT nombre FROM tienda.producto;</text:p>
      <text:p text:style-name="P4">SELECT nombre, precio FROM tienda.producto;</text:p>
      <text:p text:style-name="P4">SHOW COLUMNS <text:s/>FROM <text:s/>tienda.producto;</text:p>
      <text:p text:style-name="P4">SELECT nombre, precio AS euros, ROUND(precio*1.11, 2) AS dolars FROM tienda.producto;</text:p>
      <text:p text:style-name="P4">SELECT nombre AS "nom de producto" , precio AS euros, ROUND(precio*1.11,2) AS dolars FROM tienda.producto;</text:p>
      <text:p text:style-name="P4">SELECT UCASE(nombre), precio FROM tienda.producto;</text:p>
      <text:p text:style-name="P4">SELECT LCASE(nombre), precio FROM tienda.producto;</text:p>
      <text:p text:style-name="P4"><text:span text:style-name="T1">S</text:span>ELECT nombre, CONCAT(UPPER(LEFT(nombre, 2)) , LOWER(SUBSTRING(nombre,3))) AS "2 Majúscules" FROM <text:span text:style-name="T1">tienda.</text:span>fabricante;</text:p>
      <text:p text:style-name="P4">SELECT nombre, ROUND(precio) FROM <text:span text:style-name="T1">tienda.</text:span>producto;</text:p>
      <text:p text:style-name="P4">SELECT nombre, TRUNCATE(precio,0) FROM <text:span text:style-name="T1">tienda.</text:span>producto;</text:p>
      <text:p text:style-name="P4">SELECT codigo_fabricante FROM <text:span text:style-name="T1">tienda.</text:span>producto;</text:p>
      <text:p text:style-name="P4">SELECT DISTINCT(codigo_fabricante) FROM <text:span text:style-name="T1">tienda.</text:span>producto;</text:p>
      <text:p text:style-name="P4">SELECT nombre <text:span text:style-name="T1">FROM</text:span> <text:span text:style-name="T1">tienda.</text:span>fabricante ORDER BY nombre ASC;</text:p>
      <text:p text:style-name="P4">SELECT nombre <text:span text:style-name="T1">FROM</text:span> <text:span text:style-name="T1">tienda.</text:span>fabricante ORDER BY nombre DESC;</text:p>
      <text:p text:style-name="P4">SELECT nombre, precio <text:span text:style-name="T1">FROM</text:span> <text:span text:style-name="T1">tienda.</text:span>producto ORDER BY <text:s/>nombre ASC, precio DESC ;</text:p>
      <text:p text:style-name="P4">SELECT * <text:span text:style-name="T1">FROM</text:span> tienda.fabricante LIMIT 0,5;</text:p>
      <text:p text:style-name="P4">SELECT * <text:span text:style-name="T1">FROM</text:span> tienda.fabricante LIMIT 3,2;</text:p>
      <text:p text:style-name="P10">-------------------------------------------------------------------------------------------------------------------------------------</text:p>
      <text:p text:style-name="P4">SELECT nombre, precio FROM tienda.producto ORDER BY precio LIMIT 0,1;</text:p>
      <text:p text:style-name="P4">SELECT nombre, precio FROM tienda.producto ORDER BY precio DESC LIMIT 0,1;</text:p>
      <text:p text:style-name="P4">SELECT * FROM tienda.producto WHERE codigo_fabricante = 2;</text:p>
      <text:p text:style-name="P4">SELECT p.nombre,precio,f.nombre FROM tienda.producto AS p JOIN fabricante AS f ON <text:s/>p.codigo_fabricante = f.codigo;</text:p>
      <text:p text:style-name="P4">SELECT p.nombre,precio,f.nombre FROM tienda.producto AS p JOIN fabricante AS f ON <text:s/>p.codigo_fabricante = f.codigo ORDER BY f.nombre;</text:p>
      <text:p text:style-name="P4">SELECT p.codigo,p.nombre,precio,f.codigo,f.nombre <text:s/>FROM tienda.producto AS p <text:s/>JOIN fabricante AS f ON <text:s/>p.codigo_fabricante = f.codigo;</text:p>
      <text:p text:style-name="P4">SELECT p.nombre,precio,f.nombre FROM tienda.producto AS p JOIN fabricante AS f ON <text:s/>p.codigo_fabricante = f.codigo ORDER BY precio LIMIT 0,1;</text:p>
      <text:p text:style-name="P4">SELECT p.nombre,precio,f.nombre FROM tienda.producto AS p JOIN fabricante AS f ON <text:s/>p.codigo_fabricante = f.codigo ORDER BY precio DESC LIMIT 0,1;</text:p>
      <text:p text:style-name="P4">SELECT p.nombre FROM tienda.producto AS p JOIN fabricante AS f ON <text:s/>p.codigo_fabricante = f.codigo WHERE f.nombre='Lenovo' ;</text:p>
      <text:p text:style-name="P4">SELECT p.nombre FROM tienda.producto AS p JOIN fabricante AS f ON <text:s/>p.codigo_fabricante = f.codigo WHERE f.nombre='Crucial' AND p.precio&gt;200;</text:p>
      <text:p text:style-name="P4">SELECT p.nombre FROM tienda.producto AS p JOIN fabricante AS f ON <text:s/>p.codigo_fabricante = f.codigo WHERE f.nombre = 'Asus' OR <text:s/>f.nombre = 'Hewlett-Packard' OR <text:s/>f.nombre = 'Seagate';</text:p>
      <text:p text:style-name="P4">SELECT p.nombre FROM tienda.producto AS p JOIN fabricante AS f ON <text:s/>p.codigo_fabricante = f.codigo WHERE f.nombre IN('Asus','Hewlett-Packard','Seagate');</text:p>
      <text:p text:style-name="P4">SELECT p.nombre,precio FROM tienda.producto AS p JOIN fabricante AS f ON <text:s/>p.codigo_fabricante = f.codigo WHERE f.nombre LIKE '%e';</text:p>
      <text:p text:style-name="P4">SELECT p.nombre,precio FROM tienda.producto AS p JOIN fabricante AS f ON <text:s/>p.codigo_fabricante = f.codigo WHERE f.nombre LIKE '%w%';</text:p>
      <text:p text:style-name="P4">SELECT p.nombre,precio,f.nombre FROM tienda.producto AS p JOIN fabricante AS f ON <text:s/>p.codigo_fabricante = f.codigo WHERE precio &gt;= 180 ORDER BY precio DESC, p.nombre ASC;</text:p>
      <text:p text:style-name="P4">SELECT DISTINCT f.codigo, f.nombre FROM tienda.fabricante AS f JOIN producto AS p ON f.codigo = p.codigo_fabricante;</text:p>
      <text:p text:style-name="P4">SELECT f.nombre, p.nombre FROM tienda.fabricante AS f LEFT JOIN producto AS p ON f.codigo = p.codigo_fabricante;</text:p>
      <text:p text:style-name="P4">SELECT f.nombre FROM tienda.fabricante AS f LEFT JOIN producto AS p ON f.codigo = p.codigo_fabricante WHERE p.codigo_fabricante IS NULL;</text:p>
      <text:p text:style-name="P4">SELECT p.nombre FROM tienda.fabricante AS f, tienda.producto AS p WHERE f.codigo=p.codigo_fabricante AND f.nombre='Lenovo';</text:p>
      <text:p text:style-name="P4">SELECT p.nombre FROM tienda.fabricante AS f, tienda.producto AS p WHERE f.codigo=p.codigo_fabricante AND <text:s/>p.precio = (SELECT MAX(precio) FROM tienda.fabricante AS f, tienda.producto AS p WHERE f.codigo=p.codigo_fabricante AND <text:s/>f.nombre='Lenovo');</text:p>
      <text:p text:style-name="P4">SELECT p.nombre FROM tienda.fabricante AS f, tienda.producto AS p WHERE f.codigo=p.codigo_fabricante AND f.nombre='Lenovo' ORDER BY precio DESC LIMIT 0,1 ;</text:p>
      <text:p text:style-name="P4">SELECT p.nombre FROM tienda.fabricante AS f, tienda.producto AS p WHERE f.codigo=p.codigo_fabricante AND f.nombre='Hewlett-Packard' ORDER BY precio LIMIT 0,1 ;</text:p>
      <text:p text:style-name="P4">SELECT p.nombre FROM tienda.fabricante AS f JOIN tienda.producto AS p ON f.codigo=p.codigo_fabricante WHERE p.precio &gt;= (SELECT MAX(precio) FROM tienda.fabricante AS f JOIN tienda.producto AS p ON f.codigo=p.codigo_fabricante WHERE <text:s/>f.nombre='Lenovo');</text:p>
      <text:p text:style-name="P4">SELECT p.nombre FROM tienda.fabricante AS f JOIN tienda.producto AS p ON f.codigo=p.codigo_fabricante WHERE p.precio &gt; (SELECT AVG(precio) FROM tienda.fabricante AS f JOIN tienda.producto AS p ON f.codigo=p.codigo_fabricante WHERE <text:s/>f.nombre='Asus') AND f.nombre='Asus';</text:p>
      <text:p text:style-name="P4"/>
      <text:p text:style-name="P4"/>
      <text:p text:style-name="P2">UNIVERSIDAD:</text:p>
      <text:p text:style-name="P3"/>
      <text:p text:style-name="P5">SELECT apellido1, apellido2, nombre FROM universidad.persona ORDER BY apellido1, apellido2, nombre;</text:p>
      <text:p text:style-name="P5">SELECT nombre, apellido1, apellido2 FROM universidad.persona WHERE telefono IS NULL;</text:p>
      <text:p text:style-name="P5">SELECT * FROM universidad.persona WHERE fecha_nacimiento BETWEEN '1999-01-01' AND '1999-12-31' ;</text:p>
      <text:p text:style-name="P5">SELECT nombre, apellido1, apellido2 FROM universidad.persona WHERE tipo='profesor' AND telefono IS NULL AND nif LIKE '%K';</text:p>
      <text:p text:style-name="P5">SELECT * FROM universidad.asignatura WHERE cuatrimestre=1 AND curso=3 AND id_grado=7;</text:p>
      <text:p text:style-name="P5">SELECT pe.apellido1,pe.apellido2,pe.nombre,dp.nombre AS departamento</text:p>
      <text:p text:style-name="P5">FROM universidad.persona AS pe, profesor AS <text:s/>pr, departamento AS dp WHERE pe.id = pr.id_profesor AND pr.id_departamento = dp.id ORDER BY apellido1,apellido2,pe.nombre;</text:p>
      <text:p text:style-name="P5">SELECT m.nombre,anyo_inicio,anyo_fin FROM universidad.alumno_se_matricula_asignatura AS a,persona AS p,asignatura AS m, curso_escolar AS c WHERE a.id_alumno = p.id</text:p>
      <text:p text:style-name="P5">AND a.id_asignatura = m.id AND a.id_curso_escolar = c.id AND p.nif = '26902806M';</text:p>
      <text:p text:style-name="P5">SELECT DISTINCT(d.nombre) FROM universidad.grado AS g, asignatura AS a, profesor AS p, departamento AS d WHERE g.id = a.id_grado <text:s/>AND a.id_profesor = p.id_profesor AND p.id_departamento = d.id AND g.nombre = 'Grado en Ingeniería Informática (Plan 2015)';</text:p>
      <text:p text:style-name="P5">SELECT DISTINCT(nombre) nombre,apellido1,apellido2 FROM universidad.curso_escolar AS c, alumno_se_matricula_asignatura AS a, persona AS p WHERE c.id = a.id_curso_escolar</text:p>
      <text:p text:style-name="P5">AND a.id_alumno = p.id AND c.anyo_inicio = '2018';</text:p>
      <text:p text:style-name="P5"/>
      <text:p text:style-name="P5">------ LEFT JOIN I RIGHT JOIN ------</text:p>
      <text:p text:style-name="P5"/>
      <text:p text:style-name="P5">SELECT d.nombre, pe.apellido1, pe.apellido2, pe.nombre FROM universidad.persona AS pe LEFT JOIN profesor AS pr ON pe.id = pr.id_profesor JOIN departamento AS d WHERE pr.id_departamento = d.id ORDER BY d.nombre, pe.apellido1, pe.apellido2, pe.nombre;</text:p>
      <text:p text:style-name="P5">SELECT d.nombre, pe.apellido1, pe.apellido2, pe.nombre FROM universidad.persona AS pe LEFT JOIN profesor AS pr ON pe.id = pr.id_profesor JOIN departamento AS d </text:p>
      <text:p text:style-name="P5">ON pr.id_departamento = d.id WHERE <text:s/>pr.id_departamento <text:s/>IS NULL ORDER BY d.nombre,pe.apellido1,pe.apellido2,pe.nombre;</text:p>
      <text:p text:style-name="P5">SELECT nombre FROM universidad.professor RIGHT JOIN departamento ON id_departamento = id WHERE id_profesor IS NULL;</text:p>
      <text:p text:style-name="P5">SELECT pe.nombre, apellido1, apellido2 FROM universidad.persona AS pe JOIN profesor AS pr ON pe.id = pr.id_profesor LEFT JOIN asignatura AS a ON pr.id_profesor = a.id_profesor;</text:p>
      <text:p text:style-name="P5">SELECT a.nombre FROM universidad.profesor AS pr RIGHT JOIN asignatura AS a ON pr.id_profesor = a.id_profesor WHERE a.id_profesor IS NULL;</text:p>
      <text:p text:style-name="P5">/*</text:p>
      <text:p text:style-name="P5">SELECT DISTINCT d.nombre FROM <text:span text:style-name="T2">universidad.</text:span>departamento AS d LEFT JOIN profesor AS p ON d.id = p.id_departamento LEFT JOIN asignatura AS a ON p.id_departamento = a.id_profesor LEFT JOIN alumno_se_matricula_asignatura AS m ON a.id=m.id_asignatura LEFT JOIN curso_escolar AS c ON m.id_curso_escolar=c.id WHERE c.id IS NULL;</text:p>
      <text:p text:style-name="P5">*/</text:p>
      <text:p text:style-name="P6">------<text:span text:style-name="T2">CONSULTES RESUM</text:span>------</text:p>
      <text:p text:style-name="P6"/>
      <text:p text:style-name="P6">SELECT * FROM universidad.persona WHERE tipo='alumno';</text:p>
      <text:p text:style-name="P6">SELECT COUNT(*) FROM universidad.persona WHERE fecha_nacimiento BETWEEN '1999-01-01' AND <text:s/>'1999-12-31';</text:p>
      <text:p text:style-name="P6">SELECT nombre AS departamento,COUNT(*) AS 'número profesores' FROM <text:span text:style-name="T2">universidad.</text:span>departamento as dp JOIN profesor as p ON p.id_departamento=dp.id GROUP BY nombre ORDER BY <text:s/>COUNT(*) DESC;</text:p>
      <text:p text:style-name="P6"><text:span text:style-name="T2">SELECT nombre AS departamento,COUNT(</text:span><text:span text:style-name="T3">id_profesor</text:span><text:span text:style-name="T2">) AS 'número profesores' <text:s/></text:span>FROM universidad.departamento as dp <text:s/>LEFT JOIN profesor as p ON p.id_departamento=dp.id GROUP BY nombre ORDER BY <text:s/>COUNT(*) DESC;</text:p>
      <text:p text:style-name="P6">SELECT g.nombre,count(<text:span text:style-name="T3">id_grado</text:span>) AS 'número asignaturas' FROM universidad.grado AS g LEFT JOIN asignatura AS a ON g.id = a.id_grado GROUP BY nombre;</text:p>
      <text:p text:style-name="P5">SELECT g.nombre,COUNT(*) AS 'número asignaturas' FROM universidad.grado AS g LEFT JOIN asignatura AS a ON g.id = a.id_grado GROUP BY nombre HAVING COUNT(*) &gt; 40;</text:p>
      <text:p text:style-name="P5">SELECT g.nombre,a.tipo,SUM(a.creditos) AS 'suma créditos' FROM universidad.grado AS g JOIN asignatura AS a ON g.id=a.id_grado GROUP BY g.nombre,a.tipo;</text:p>
      <text:p text:style-name="P5">SELECT c.anyo_inicio,COUNT(id_curso_escolar) AS 'alumnes matriculats' FROM universidad.curso_escolar AS c LEFT JOIN alumno_se_matricula_asignatura AS m ON m.id_curso_escolar=c.id GROUP BY c.anyo_inicio;</text:p>
      <text:p text:style-name="P8">SELECT p.id, p.nombre, apellido1, apellido2, COUNT(a.id_profesor) AS 'numero asignaturas' FROM universidad.persona AS p JOIN profesor AS pr ON p.id=pr.id_profesor </text:p>
      <text:p text:style-name="P8">JOIN departamento AS dp ON dp.id=pr.id_departamento LEFT JOIN asignatura AS a ON pr.id_profesor=a.id_profesor GROUP BY p.id ORDER BY COUNT(a.id_profesor) DESC;</text:p>
      <text:p text:style-name="P5">SELECT * FROM universidad.persona WHERE tipo='alumno' ORDER BY fecha_nacimiento DESC LIMIT 0,1;</text:p>
      <text:p text:style-name="P5">SELECT p.nombre FROM universidad.persona AS p JOIN profesor AS pr ON p.id=pr.id_profesor JOIN departamento AS dp ON dp.id=pr.id_departamento</text:p>
      <text:p text:style-name="P5"><text:soft-page-break/>LEFT JOIN asignatura AS a ON pr.id_profesor=a.id_profesor where a.id_profesor is null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8:50:06.872406427</meta:creation-date>
    <dc:date>2023-05-04T12:28:14.170661729</dc:date>
    <meta:editing-duration>P2DT4H45M14S</meta:editing-duration>
    <meta:editing-cycles>7</meta:editing-cycles>
    <meta:generator>LibreOffice/7.4.6.2$MacOSX_X86_64 LibreOffice_project/5b1f5509c2decdade7fda905e3e1429a67acd63d</meta:generator>
    <meta:document-statistic meta:table-count="0" meta:image-count="0" meta:object-count="0" meta:page-count="2" meta:paragraph-count="80" meta:word-count="1142" meta:character-count="9242" meta:non-whitespace-character-count="8147"/>
  </office:meta>
</office:document-meta>
</file>